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Mileage_for_OPCC_-_by_pay_r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MileageClaimID</text:p>
          </table:table-cell>
          <table:table-cell office:value-type="string" table:style-name="ce2">
            <text:p>EmpTyp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DestinationLocation</text:p>
          </table:table-cell>
          <table:table-cell office:value-type="string" table:style-name="ce2">
            <text:p>EndLocation</text:p>
          </table:table-cell>
          <table:table-cell office:value-type="string" table:style-name="ce2">
            <text:p>Miles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ClaimValue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68"/>
        </table:table-row>
        <table:table-row table:style-name="ro2">
          <table:table-cell office:value-type="float" office:value="623458" table:style-name="ce3">
            <text:p>62345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afety Centre</text:p>
            <text:p>Liaison</text:p>
          </table:table-cell>
          <table:table-cell office:value-type="date" office:date-value="2024-01-12T00:00:00" table:style-name="ce5">
            <text:p>12-Jan-24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86" table:style-name="ce3">
            <text:p>8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1.5" table:style-name="ce6">
            <text:p>21.5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23459" table:style-name="ce3">
            <text:p>62345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xford CCTV</text:p>
          </table:table-cell>
          <table:table-cell office:value-type="date" office:date-value="2024-01-15T00:00:00" table:style-name="ce5">
            <text:p>15-Jan-24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.5" table:style-name="ce6">
            <text:p>4.5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23460" table:style-name="ce3">
            <text:p>62346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POG</text:p>
          </table:table-cell>
          <table:table-cell office:value-type="date" office:date-value="2024-01-16T00:00:00" table:style-name="ce5">
            <text:p>16-Jan-24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76" table:style-name="ce3">
            <text:p>7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9" table:style-name="ce6">
            <text:p>19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23462" table:style-name="ce3">
            <text:p>62346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tter together conference</text:p>
          </table:table-cell>
          <table:table-cell office:value-type="date" office:date-value="2024-01-17T00:00:00" table:style-name="ce5">
            <text:p>17-Jan-24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Kassam Stadium</text:p>
          </table:table-cell>
          <table:table-cell office:value-type="string" table:style-name="ce4">
            <text:p>Home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7.25" table:style-name="ce6">
            <text:p>7.25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23465" table:style-name="ce3">
            <text:p>62346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rotect &amp; Serve</text:p>
          </table:table-cell>
          <table:table-cell office:value-type="date" office:date-value="2024-01-18T00:00:00" table:style-name="ce5">
            <text:p>18-Jan-24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54" table:style-name="ce3">
            <text:p>5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3.5" table:style-name="ce6">
            <text:p>13.5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23466" table:style-name="ce3">
            <text:p>62346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asis Partnership</text:p>
          </table:table-cell>
          <table:table-cell office:value-type="date" office:date-value="2024-01-19T00:00:00" table:style-name="ce5">
            <text:p>19-Jan-24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70" table:style-name="ce3">
            <text:p>7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7.5" table:style-name="ce6">
            <text:p>17.5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23467" table:style-name="ce3">
            <text:p>62346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tail Crime Launch</text:p>
          </table:table-cell>
          <table:table-cell office:value-type="date" office:date-value="2024-01-22T00:00:00" table:style-name="ce5">
            <text:p>22-Jan-24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72" table:style-name="ce3">
            <text:p>72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8" table:style-name="ce6">
            <text:p>18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23468" table:style-name="ce3">
            <text:p>62346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ction4Youth Big Lunch</text:p>
            <text:p>Mitie Award</text:p>
          </table:table-cell>
          <table:table-cell office:value-type="date" office:date-value="2024-01-24T00:00:00" table:style-name="ce5">
            <text:p>24-Jan-24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57" table:style-name="ce3">
            <text:p>15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9.25" table:style-name="ce6">
            <text:p>39.25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23469" table:style-name="ce3">
            <text:p>62346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ir Keir Starmer</text:p>
            <text:p>Princes Risborough U3A</text:p>
          </table:table-cell>
          <table:table-cell office:value-type="date" office:date-value="2024-01-25T00:00:00" table:style-name="ce5">
            <text:p>25-Jan-24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Milton Keynes Police Station</text:p>
          </table:table-cell>
          <table:table-cell office:value-type="string" table:style-name="ce4">
            <text:p>Home</text:p>
          </table:table-cell>
          <table:table-cell office:value-type="float" office:value="149" table:style-name="ce3">
            <text:p>14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7.25" table:style-name="ce6">
            <text:p>37.25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23471" table:style-name="ce3">
            <text:p>62347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olice &amp; Crime Panel</text:p>
          </table:table-cell>
          <table:table-cell office:value-type="date" office:date-value="2024-01-26T00:00:00" table:style-name="ce5">
            <text:p>26-Jan-24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Sulhamstead / TVP Training Cnt</text:p>
          </table:table-cell>
          <table:table-cell office:value-type="string" table:style-name="ce4">
            <text:p>Headquarters</text:p>
          </table:table-cell>
          <table:table-cell office:value-type="float" office:value="75" table:style-name="ce3">
            <text:p>7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8.75" table:style-name="ce6">
            <text:p>18.75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23472" table:style-name="ce3">
            <text:p>62347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K CCTV</text:p>
          </table:table-cell>
          <table:table-cell office:value-type="date" office:date-value="2024-01-29T00:00:00" table:style-name="ce5">
            <text:p>29-Jan-24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Milton Keynes Police Station</text:p>
          </table:table-cell>
          <table:table-cell office:value-type="string" table:style-name="ce4">
            <text:p>Home</text:p>
          </table:table-cell>
          <table:table-cell office:value-type="float" office:value="105" table:style-name="ce3">
            <text:p>10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6.25" table:style-name="ce6">
            <text:p>26.25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23473" table:style-name="ce3">
            <text:p>62347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inster Lovell SPAR</text:p>
            <text:p>Cokethorpe</text:p>
          </table:table-cell>
          <table:table-cell office:value-type="date" office:date-value="2024-01-30T00:00:00" table:style-name="ce5">
            <text:p>30-Jan-24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23474" table:style-name="ce3">
            <text:p>62347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ducing the Risk</text:p>
            <text:p>GWP parking issues</text:p>
          </table:table-cell>
          <table:table-cell office:value-type="date" office:date-value="2024-02-02T00:00:00" table:style-name="ce5">
            <text:p>02-Feb-24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42" table:style-name="ce3">
            <text:p>42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0.5" table:style-name="ce6">
            <text:p>10.5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23475" table:style-name="ce3">
            <text:p>62347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ar meets, Henley</text:p>
          </table:table-cell>
          <table:table-cell office:value-type="date" office:date-value="2024-02-03T00:00:00" table:style-name="ce5">
            <text:p>03-Feb-24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Henley Police Station</text:p>
          </table:table-cell>
          <table:table-cell office:value-type="string" table:style-name="ce4">
            <text:p>Home</text:p>
          </table:table-cell>
          <table:table-cell office:value-type="float" office:value="54" table:style-name="ce3">
            <text:p>5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3.5" table:style-name="ce6">
            <text:p>13.5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23476" table:style-name="ce3">
            <text:p>62347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idcot Girls School</text:p>
          </table:table-cell>
          <table:table-cell office:value-type="date" office:date-value="2024-02-05T00:00:00" table:style-name="ce5">
            <text:p>05-Feb-24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ut of Force Meeting</text:p>
          </table:table-cell>
          <table:table-cell office:value-type="string" table:style-name="ce4">
            <text:p>Paid</text:p>
          </table:table-cell>
          <table:table-cell office:value-type="float" office:value="4.25" table:style-name="ce6">
            <text:p>4.25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23477" table:style-name="ce3">
            <text:p>62347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akeholder visits</text:p>
          </table:table-cell>
          <table:table-cell office:value-type="date" office:date-value="2024-02-06T00:00:00" table:style-name="ce5">
            <text:p>06-Feb-24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25" table:style-name="ce3">
            <text:p>12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1.25" table:style-name="ce6">
            <text:p>31.25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23478" table:style-name="ce3">
            <text:p>62347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PCC General Meeting</text:p>
          </table:table-cell>
          <table:table-cell office:value-type="date" office:date-value="2024-02-07T00:00:00" table:style-name="ce5">
            <text:p>07-Feb-24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.25" table:style-name="ce6">
            <text:p>4.25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23480" table:style-name="ce3">
            <text:p>62348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udent officers</text:p>
          </table:table-cell>
          <table:table-cell office:value-type="date" office:date-value="2024-02-08T00:00:00" table:style-name="ce5">
            <text:p>08-Feb-24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Sulhamstead / TVP Training Cnt</text:p>
          </table:table-cell>
          <table:table-cell office:value-type="string" table:style-name="ce4">
            <text:p>Home</text:p>
          </table:table-cell>
          <table:table-cell office:value-type="float" office:value="65" table:style-name="ce3">
            <text:p>6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6.25" table:style-name="ce6">
            <text:p>16.25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23481" table:style-name="ce3">
            <text:p>62348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akeholder visits</text:p>
          </table:table-cell>
          <table:table-cell office:value-type="date" office:date-value="2024-02-09T00:00:00" table:style-name="ce5">
            <text:p>09-Feb-24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Milton Keynes Police Station</text:p>
          </table:table-cell>
          <table:table-cell office:value-type="string" table:style-name="ce4">
            <text:p>Home</text:p>
          </table:table-cell>
          <table:table-cell office:value-type="float" office:value="105" table:style-name="ce3">
            <text:p>10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6.25" table:style-name="ce6">
            <text:p>26.25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68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ard Victoria</meta:initial-creator>
    <dc:creator>Roberts, Charlotte (C7904)</dc:creator>
    <meta:creation-date>2024-02-14T15:36:15Z</meta:creation-date>
    <dc:date>2024-02-16T11:59:59Z</dc:date>
    <meta:print-date>2024-02-16T11:58:36Z</meta:print-date>
  </office:meta>
</office:document-meta>
</file>